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18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704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</office:automatic-styles>
  <office:body>
    <office:spreadsheet>
      <table:table table:name="Spell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" office:value-type="string">
            <text:p>Spell</text:p>
          </table:table-cell>
          <table:table-cell table:style-name="ce9" office:value-type="string">
            <text:p>Cost</text:p>
          </table:table-cell>
          <table:table-cell table:style-name="ce9" office:value-type="string">
            <text:p>Act/Pass/Sust</text:p>
          </table:table-cell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Mag</text:p>
          </table:table-cell>
          <table:table-cell table:style-name="ce9" office:value-type="string">
            <text:p>Ma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rcane Lance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Manathurst now beam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Increases spellpower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Fire</text:p>
          </table:table-cell>
          <table:table-cell table:style-name="ce7" office:value-type="string">
            <text:p>Globe of Light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4">
            <text:p>14</text:p>
          </table:table-cell>
          <table:table-cell table:style-name="ce14" office:value-type="string">
            <text:p>Lite the room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Fireflas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string">
            <text:p>Fire damage zon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iery Hands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Additional fire melee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iery Shield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On-hit fire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Blinding Light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Globe of light now blinds ennemi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Earth</text:p>
          </table:table-cell>
          <table:table-cell table:style-name="ce7" office:value-type="string">
            <text:p>Stone Sk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Sustained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20">
            <text:p>20</text:p>
          </table:table-cell>
          <table:table-cell table:style-name="ce11"/>
          <table:table-cell table:style-name="ce14" office:value-type="string">
            <text:p>Increases armore &amp; defence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Rejuvenat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Regen stamina over time; requires stamina pool; ONLY available with a stamina poo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tone Prison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/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string">
            <text:p>Allows Stone Wall to be targeted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Stone Skin now also adds an on-hit nature damage shield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Water</text:p>
          </table:table-cell>
          <table:table-cell table:style-name="ce7" office:value-type="string">
            <text:p>Ent-draught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11" office:value-type="float" office:value="100">
            <text:p>100</text:p>
          </table:table-cell>
          <table:table-cell table:style-name="ce14" office:value-type="string">
            <text:p>fills stomach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rost Hands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Additional cold melee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Vapo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large radius, low damage water attack; point blank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ir</text:p>
          </table:table-cell>
          <table:table-cell table:style-name="ce7" office:value-type="string">
            <text:p>Noxious Cloud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8">
            <text:p>8</text:p>
          </table:table-cell>
          <table:table-cell table:style-name="ce14" office:value-type="string">
            <text:p>nature damage zone</text:p>
          </table:table-cell>
          <table:table-cell table:style-name="ce14" table:number-columns-repeated="246"/>
        </table:table-row>
        <table:table-row table:style-name="ro1">
          <table:table-cell table:style-name="ce4"/>
          <table:table-cell table:style-name="ce8" office:value-type="string">
            <text:p>Lightning</text:p>
          </table:table-cell>
          <table:table-cell office:value-type="float" office:value="1">
            <text:p>1</text:p>
          </table:table-cell>
          <table:table-cell table:style-name="ce12" office:value-type="string">
            <text:p>Active</text:p>
          </table:table-cell>
          <table:table-cell table:style-name="ce13"/>
          <table:table-cell office:value-type="float" office:value="1">
            <text:p>1</text:p>
          </table:table-cell>
          <table:table-cell table:style-name="ce13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3">
            <text:p>3</text:p>
          </table:table-cell>
          <table:table-cell table:style-name="ce13" office:value-type="string">
            <text:p>direct bolt damage</text:p>
          </table:table-cell>
          <table:table-cell table:style-name="ce13" table:number-columns-repeated="246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Nature</text:p>
          </table:table-cell>
          <table:table-cell table:style-name="ce7" office:value-type="string">
            <text:p>Regeneratio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0">
            <text:p>10</text:p>
          </table:table-cell>
          <table:table-cell table:number-columns-repeated="2" table:style-name="ce11" office:value-type="float" office:value="15">
            <text:p>15</text:p>
          </table:table-cell>
          <table:table-cell table:style-name="ce14" office:value-type="string">
            <text:p>regen health over time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ummon Annima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n annimal compagnion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Roots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roots the target in place; can still range attack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argeted Heal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heal can now be targeted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Mind</text:p>
          </table:table-cell>
          <table:table-cell table:style-name="ce7" office:value-type="string">
            <text:p>Mind Blast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ctive</text:p>
          </table:table-cell>
          <table:table-cell table:style-name="ce11" table:number-columns-repeated="4"/>
          <table:table-cell table:style-name="ce11" office:value-type="float" office:value="12">
            <text:p>12</text:p>
          </table:table-cell>
          <table:table-cell table:style-name="ce14" office:value-type="string">
            <text:p>point blank short stun zone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Confus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confuses targe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rmor of Fear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string">
            <text:p>On-hit fear chanc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Meta</text:p>
          </table:table-cell>
          <table:table-cell table:style-name="ce7" office:value-type="string">
            <text:p>Recharg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00">
            <text:p>100</text:p>
          </table:table-cell>
          <table:table-cell table:style-name="ce14" office:value-type="string">
            <text:p>recharges magical items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Spellbinder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on condition trigger spe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racke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eleport to last teleport location; also requires Teleport Spe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sperse Magic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dispells al magical effects on target; can be self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Reduces talents cooldowns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Conveyance</text:p>
          </table:table-cell>
          <table:table-cell table:style-name="ce7" office:value-type="string">
            <text:p>Phase Door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8">
            <text:p>8</text:p>
          </table:table-cell>
          <table:table-cell table:style-name="ce14" office:value-type="string">
            <text:p>short range teleport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2">
            <text:p>2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Controlled Teleport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allows phase door &amp; teleprot to specify rough landing zon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allows to target teleport to an otehr actor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Recall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recalls self to town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elekinesis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allows recall to target an object to call it to inventory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alows recall to target actor to teleport to self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Divination</text:p>
          </table:table-cell>
          <table:table-cell table:style-name="ce7" office:value-type="string">
            <text:p>Sens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0">
            <text:p>10</text:p>
          </table:table-cell>
          <table:table-cell table:style-name="ce11" table:number-columns-repeated="2"/>
          <table:table-cell table:style-name="ce14" office:value-type="string">
            <text:p>detects surrounding actors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Sense Hidden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sense now allows to see invisble for a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2">
            <text:p>2</text:p>
          </table:table-cell>
          <table:table-cell office:value-type="string">
            <text:p>Sustained</text:p>
          </table:table-cell>
          <table:table-cell/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Greater Identify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ID all item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ll Seeing Eye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see all map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Temporal</text:p>
          </table:table-cell>
          <table:table-cell table:style-name="ce7" office:value-type="string">
            <text:p>Time Priso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5"/>
          <table:table-cell table:style-name="ce14" office:value-type="string">
            <text:p>removes target from time flow; takes no damage but cant act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peeds up self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Essence of Slow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allows essence of speed to be targeted and steals target's time to increase caster speed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Necromancy</text:p>
          </table:table-cell>
          <table:table-cell table:style-name="ce7" office:value-type="string">
            <text:p>Vampiric Bit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5"/>
          <table:table-cell table:style-name="ce14" office:value-type="string">
            <text:p>melee attack to drain health and restores caster health</text:p>
          </table:table-cell>
          <table:table-cell table:style-name="ce14" table:number-columns-repeated="246"/>
        </table:table-row>
        <table:table-row table:style-name="ro1">
          <table:table-cell/>
          <table:table-cell office:value-type="string">
            <text:p>Absorb Sou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absorbs souls of victims; grants a « soul » counter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Power Word: Deat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uses souls to crush the target; instantly killing it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Devour Soul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devours a soul to restore health, mana and stamina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Blood Grasp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 a soul to send of bolt of blood; healing the caster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Death Cloud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ses souls to create a field of death; dealing nether damage over time</text:p>
          </table:table-cell>
          <table:table-cell table:number-columns-repeated="246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9])" office:value-type="float" office:value="90">
            <text:p>90</text:p>
          </table:table-cell>
          <table:table-cell table:number-columns-repeated="253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 Combos" table:style-name="ta1" table:print="false">
        <table:table-column table:style-name="co1" table:default-cell-style-name="ce5"/>
        <table:table-column table:style-name="co2" table:default-cell-style-name="ce6"/>
        <table:table-column table:style-name="co4" table:default-cell-style-name="ce10"/>
        <table:table-column table:style-name="co7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9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7" office:value-type="string">
            <text:p>Freeze</text:p>
          </table:table-cell>
          <table:table-cell table:style-name="ce11" office:value-type="string">
            <text:p>Active</text:p>
          </table:table-cell>
          <table:table-cell table:style-name="ce14"/>
          <table:table-cell table:style-name="ce14" office:value-type="string">
            <text:p>Shatters the frozen target, instantly killing it</text:p>
          </table:table-cell>
          <table:table-cell table:style-name="ce14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7" office:value-type="string">
            <text:p>Probability Travel</text:p>
          </table:table-cell>
          <table:table-cell table:style-name="ce11" office:value-type="string">
            <text:p>Active</text:p>
          </table:table-cell>
          <table:table-cell table:style-name="ce14"/>
          <table:table-cell table:style-name="ce14" office:value-type="string">
            <text:p>When stone skin or prob travel is sustained Tepulsion is activated, phase door-ing any monsters hitting the caster for a while</text:p>
          </table:table-cell>
          <table:table-cell table:style-name="ce14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4">14/12/2009</text:date>, <text:time>14:4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09-12-14T14:42:47</dc:date>
    <dc:language>fr-FR</dc:language>
    <meta:editing-cycles>47</meta:editing-cycles>
    <meta:editing-duration>PT15H28M33S</meta:editing-duration>
    <dc:creator>Nicolas Casalini</dc:creator>
    <meta:document-statistic meta:table-count="3" meta:cell-count="495" meta:object-count="0"/>
    <meta:user-defined meta:name="Info 1"/>
    <meta:user-defined meta:name="Info 2"/>
    <meta:user-defined meta:name="Info 3"/>
    <meta:user-defined meta:name="Info 4"/>
  </office:meta>
</office:document-meta>
</file>